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 style:list-style-name="L5">
      <style:paragraph-properties fo:padding="0.049cm" fo:border="0.06pt solid #d9d9e3"/>
    </style:style>
    <style:style style:name="P3" style:family="paragraph" style:parent-style-name="Text_20_body" style:list-style-name="L5">
      <style:paragraph-properties fo:margin-top="0cm" fo:margin-bottom="0cm" loext:contextual-spacing="false"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a9cd9"/>
    </style:style>
    <style:style style:name="T3" style:family="text">
      <style:text-properties officeooo:rsid="001aa2a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Empleado</text:span></text:span>:</text:p>
      <text:list xml:id="list1128436319" text:style-name="L5">
        <text:list-item>
          <text:list>
            <text:list-item>
              <text:p text:style-name="P3">Legajo (clave primaria)</text:p>
            </text:list-item>
            <text:list-item>
              <text:p text:style-name="P3">DNI: <text:span text:style-name="T2">47511410</text:span></text:p>
            </text:list-item>
            <text:list-item>
              <text:p text:style-name="P3">Nombre: <text:span text:style-name="T2">Tomas</text:span></text:p>
            </text:list-item>
            <text:list-item>
              <text:p text:style-name="P3">Fecha de nacimiento <text:span text:style-name="T2">11/07/2006</text:span></text:p>
            </text:list-item>
            <text:list-item>
              <text:p text:style-name="P3">Teléfono: <text:span text:style-name="T2">1166141680</text:span></text:p>
            </text:list-item>
            <text:list-item>
              <text:p text:style-name="P3">Salario: <text:span text:style-name="T2">430,000</text:span></text:p>
            </text:list-item>
            <text:list-item>
              <text:p text:style-name="P2">Código de localidad: <text:span text:style-name="T2">B613</text:span></text:p>
            </text:list-item>
          </text:list>
          <text:p text:style-name="P2">Relación: Un empleado pertenece a una localidad.</text:p>
        </text:list-item>
        <text:list-item>
          <text:p text:style-name="P2"><text:span text:style-name="Strong_20_Emphasis"><text:span text:style-name="T1">Localidad</text:span></text:span>:<text:span text:style-name="T2">San Miguel</text:span></text:p>
          <text:list>
            <text:list-item>
              <text:p text:style-name="P3">Código de localidad:<text:span text:style-name="T2">1663</text:span></text:p>
            </text:list-item>
            <text:list-item>
              <text:p text:style-name="P3">Nombre de localidad <text:span text:style-name="T2">San Miguel</text:span></text:p>
            </text:list-item>
            <text:list-item>
              <text:p text:style-name="P2">Código de provincia: <text:span text:style-name="T2">02</text:span></text:p>
            </text:list-item>
          </text:list>
          <text:p text:style-name="P2">Relación: Una localidad pertenece a una provincia.</text:p>
        </text:list-item>
        <text:list-item>
          <text:p text:style-name="P2"><text:span text:style-name="Strong_20_Emphasis"><text:span text:style-name="T1">Provincia</text:span></text:span>:<text:span text:style-name="T2">Buenos AIres</text:span></text:p>
          <text:list>
            <text:list-item>
              <text:p text:style-name="P3">Código de provincia <text:span text:style-name="T2">02</text:span></text:p>
              <text:p text:style-name="P3">Nombre de provincia: <text:span text:style-name="T2">Buenos Aires</text:span></text:p>
            </text:list-item>
            <text:list-item>
              <text:p text:style-name="P2">Código de región:<text:span text:style-name="T2">011</text:span></text:p>
            </text:list-item>
          </text:list>
          <text:p text:style-name="P2">Relación: Una provincia pertenece a una región.</text:p>
        </text:list-item>
        <text:list-item>
          <text:p text:style-name="P2"><text:span text:style-name="Strong_20_Emphasis"><text:span text:style-name="T1">Región</text:span></text:span>: <text:span text:style-name="T3">Latinoamerica</text:span></text:p>
          <text:list>
            <text:list-item>
              <text:p text:style-name="P3">Código de región : <text:span text:style-name="T3">Latinoamerica</text:span></text:p>
            </text:list-item>
            <text:list-item>
              <text:p text:style-name="P2">Nombre de región:<text:span text:style-name="T3">011</text:span></text:p>
            </text:list-item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7T14:42:02.216210200</meta:creation-date>
    <dc:date>2023-12-07T23:52:16.377699734</dc:date>
    <meta:editing-duration>PT8H49M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97" meta:character-count="583" meta:non-whitespace-character-count="525"/>
  </office:meta>
</office:document-meta>
</file>